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gEnabledService.setContext( final 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ogEnabledService.init( final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EnabledServi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